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22mm"/>
    </style:style>
    <style:style style:name="co2" style:family="table-column">
      <style:table-column-properties fo:break-before="auto" style:column-width="38.65mm"/>
    </style:style>
    <style:style style:name="co3" style:family="table-column">
      <style:table-column-properties fo:break-before="auto" style:column-width="37.98mm"/>
    </style:style>
    <style:style style:name="co4" style:family="table-column">
      <style:table-column-properties fo:break-before="auto" style:column-width="81.67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73.03mm"/>
    </style:style>
    <style:style style:name="co9" style:family="table-column">
      <style:table-column-properties fo:break-before="auto" style:column-width="71.72mm"/>
    </style:style>
    <style:style style:name="co10" style:family="table-column">
      <style:table-column-properties fo:break-before="auto" style:column-width="30.83mm"/>
    </style:style>
    <style:style style:name="co11" style:family="table-column">
      <style:table-column-properties fo:break-before="auto" style:column-width="39.32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162.93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19.7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78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3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7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</style:style>
    <style:style style:name="ce3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1002" table:default-cell-style-name="ce6"/>
        <table:table-column table:style-name="co2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8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1|knows_ironflesh_1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short_bow,itm_arrows,itm_beorn_staff, itm_axe_a,],attr_tier_1,wp_tier_1,knows_common|knows_athletics_2|knows_power_strike_1|knows_ironflesh_1,rohan_face_younger_1,rohan_face_middle_2]," calcext:value-type="string">
            <text:p>["i1_woodmen_man","Woodmen_Settler","Woodmen_Settlers",tfg_armor| tfg_boots,0,0,fac_beorn,[itm_gondor_ranger_hood,itm_woodman_tunic,itm_rohan_shoes,itm_short_bow,itm_arrow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10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3|knows_power_strike_1|knows_ironflesh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athletics_3|knows_power_strike_1|knows_ironflesh_2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athletics_3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power_strike_2|knows_ironflesh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shield_1|knows_power_draw_1|knows_ironflesh_1</text:p>
          </table:table-cell>
          <table:table-cell table:style-name="ce25" office:value-type="string" calcext:value-type="string">
            <text:p>vaegir_face_younger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|knows_shield_1|knows_power_draw_1|knows_ironflesh_1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|knows_shield_1|knows_power_draw_1|knows_ironflesh_1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shield_1|knows_power_strike_1|knows_ironflesh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|knows_shield_1|knows_power_strike_1|knows_ironflesh_1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|knows_shield_1|knows_power_strike_1|knows_ironflesh_1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ironflesh_1|knows_power_draw_1|knows_athletics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1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_ba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b_good,itm_dale_med_b_lordly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, 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riding_2|knows_power_draw_1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riding_2|knows_power_draw_1|knows_horse_archery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riding_2|knows_power_draw_1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ironflesh_1|knows_power_strike_1|knows_shield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|knows_athletics_2|knows_ironflesh_1|knows_power_strike_1|knows_shield_1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|knows_athletics_2|knows_ironflesh_1|knows_power_strike_1|knows_shield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hun_dorwinion_noble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athletics_1|knows_ironflesh_1|knows_power_strike_1|knows_power_throw_1</text:p>
          </table:table-cell>
          <table:table-cell table:style-name="ce25" office:value-type="string" calcext:value-type="string">
            <text:p>dwarf_face_2</text:p>
          </table:table-cell>
          <table:table-cell table:style-name="ce25" office:value-type="string" calcext:value-type="string">
            <text:p>dwarf_face_3</text:p>
          </table:table-cell>
          <table:table-cell table:style-name="ce26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athletics_1|knows_ironflesh_1|knows_power_strike_1|knows_power_throw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athletics_1|knows_ironflesh_1|knows_power_strike_1|knows_power_throw_1,dwarf_face_2,dwarf_face_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1|knows_power_strike_1|knows_power_throw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athletics_2|knows_power_draw_1|knows_power_strike_1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3|knows_power_strike_3|knows_ironflesh_2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2|knows_power_strike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power_draw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athletics_1|knows_power_strike_1|knows_power_draw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athletics_1|knows_power_strike_1|knows_power_dra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|knows_shield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|knows_shield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|knows_shield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7"/>
          <table:table-cell table:style-name="ce27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dor_auxila_helm,itm_gondor_infantry_helm,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dor_auxila_helm,itm_gondor_infantry_helm,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strike_1|knows_riding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power_throw_2|knows_ironflesh_1|knows_power_strike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|knows_ironflesh_1|knows_power_strik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|knows_ironflesh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throw_3|knows_athletics_1|knows_power_strike_1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|knows_ironflesh_2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thro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thro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7"/>
          <table:table-cell table:style-name="ce27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athletics_1|knows_power_draw_2|knows_ironflesh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athletics_1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|knows_power_throw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7"/>
          <table:table-cell table:style-name="ce27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power_strike_1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strike_1|knows_ironflesh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strike_1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power_strike_3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athletics_2|knows_power_draw_2|knows_ironflesh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athletics_2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riding_1|knows_power_strike_1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riding_1|knows_power_strike_1|knows_ironflesh_1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riding_1|knows_power_strike_1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2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/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3|knows_power_draw_2|knows_power_strike_2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athletics_3|knows_power_draw_2|knows_power_strike_2,lorien_elf_face_1,lorien_elf_face_2]," calcext:value-type="string">
            <text:p>["a1_lorien_scout","Lothlorien_Scout","Lothlorien_Scouts",tf_lorien| tfg_ranged| tfg_armor| tfg_boots| tf_no_capture_alive,0,0,fac_lorien,[itm_lorien_archer,itm_lorien_boots,itm_short_bow,itm_elven_arrows,itm_lorien_sword_b,],attr_elf_tier_1,wp_elf_tier_1,knows_common|knows_athletics_3|knows_power_draw_2|knows_power_strike_2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8" office:value-type="string" calcext:value-type="string">
            <text:p>tf_lorien| tf_mounted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shield_2|knows_power_draw_3|knows_power_strike_3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Veteran_Scout&quot;,&quot;Lothlorien_Veteran_Scouts&quot;,tf_lorien| tf_mounted| tfg_ranged| tfg_armor| tfg_helm| tfg_boots| tf_no_capture_alive,0,0,fac_lorien,[itm_lorien_helm_a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" calcext:value-type="string">
            <text:p>["a2_lorien_warden","Lothlorien_Veteran_Scout","Lothlorien_Veteran_Scouts",tf_lorien| tf_mounted| tfg_ranged| tfg_armor| tfg_helm| tfg_boots| tf_no_capture_alive,0,0,fac_lorien,[itm_lorien_helm_a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orien_warden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warden&quot;,&quot;Lothlorien_Archer&quot;,&quot;Lothlorien_Archer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warden","Lothlorien_Archer","Lothlorien_Archer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lorien_warden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warden&quot;,&quot;Lothlorien_Veteran_Archer&quot;,&quot;Lothlorien_Veteran_Archer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warden","Lothlorien_Veteran_Archer","Lothlorien_Veteran_Archer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lorien_warden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warden&quot;,&quot;Lothlorien_Master_Archer&quot;,&quot;Lothlorien_Master_Archer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warden","Lothlorien_Master_Archer","Lothlorien_Master_Archer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lorien_warden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8" office:value-type="string" calcext:value-type="string">
            <text:p>tf_lorien| tf_mounted| tfg_shield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warden&quot;,&quot;Galadhrim_Royal_Archer&quot;,&quot;Galadhrim_Royal_Archers&quot;,tf_lorien| tf_mounted| tfg_shield| tfg_ranged| tfg_gloves| tfg_shield| tfg_armor| tfg_helm| tfg_boots| tf_no_capture_alive,0,0,fac_lorien,[itm_lorien_helm_b_good,itm_lorien_heavy_cloak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warden","Galadhrim_Royal_Archer","Galadhrim_Royal_Archers",tf_lorien| tf_mounted| tfg_shield| tfg_ranged| tfg_gloves| tfg_shield| tfg_armor| tfg_helm| tfg_boots| tf_no_capture_alive,0,0,fac_lorien,[itm_lorien_helm_b_good,itm_lorien_heavy_cloak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3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Infantry&quot;,&quot;Lothlorien_Infantry&quot;,tf_lorien| tfg_ranged| tfg_armor| tfg_helm| tfg_boots| tf_no_capture_alive,0,0,fac_lorien,[itm_lorien_helm_a,itm_lorien_lightitm_leather_gloves,itm_lorien_boots,itm_elven_bow,itm_elven_arrows,itm_lorien_sword_b,],attr_elf_tier_2,wp_elf_tier_bow_2,knows_common|knows_athletics_4|knows_power_draw_4|knows_power_strike_3|knows_ironflesh_1,lorien_elf_face_1,lorien_elf_face_2]," calcext:value-type="string">
            <text:p>["a2_lorien_archer","Lothlorien_Infantry","Lothlorien_Infantry",tf_lorien| tfg_ranged| tfg_armor| tfg_helm| tfg_boots| tf_no_capture_alive,0,0,fac_lorien,[itm_lorien_helm_a,itm_lorien_lightitm_leather_gloves,itm_lorien_boots,itm_elven_bow,itm_elven_arrows,itm_lorien_sword_b,],attr_elf_tier_2,wp_elf_tier_bow_2,knows_common|knows_athletics_4|knows_power_draw_4|knows_power_strike_3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orien_archer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archer&quot;,&quot;Lothlorien_Veteran_Infantry&quot;,&quot;Lothlorien_Veteran_Infantry&quot;,tf_lorien|tfg_ranged| tfg_gloves| tfg_armor| tfg_helm| tfg_boots| tf_no_capture_alive,0,0,fac_lorien,[itm_lorien_helm_a,itm_lorien_med_bad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archer","Lothlorien_Veteran_Infantry","Lothlorien_Veteran_Infantry",tf_lorien|tfg_ranged| tfg_gloves| tfg_armor| tfg_helm| tfg_boots| tf_no_capture_alive,0,0,fac_lorien,[itm_lorien_helm_a,itm_lorien_med_bad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lorien_archer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archer&quot;,&quot;Lothlorien_Elite_Infantry&quot;,&quot;Lothlorien_Elite_Infantry&quot;,tf_lorien| tfg_ranged|tfg_gloves| tfg_armor| tfg_helm| tfg_boots| tf_no_capture_alive,0,0,fac_lorien,[itm_lorien_helm_a_good,itm_lorien_med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archer","Lothlorien_Elite_Infantry","Lothlorien_Elite_Infantry",tf_lorien| tfg_ranged|tfg_gloves| tfg_armor| tfg_helm| tfg_boots| tf_no_capture_alive,0,0,fac_lorien,[itm_lorien_helm_a_good,itm_lorien_med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lorien_archer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archer&quot;,&quot;Galadhrim_Royal_Swordsman&quot;,&quot;Galadhrim_Royal_Swordsmen&quot;,tf_lorien|tfg_ranged| tfg_gloves| tfg_armor| tfg_helm| tfg_boots| tf_no_capture_alive,0,0,fac_lorien,[itm_lorien_helm_a_good,itm_lorien_med_good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archer","Galadhrim_Royal_Swordsman","Galadhrim_Royal_Swordsmen",tf_lorien|tfg_ranged| tfg_gloves| tfg_armor| tfg_helm| tfg_boots| tf_no_capture_alive,0,0,fac_lorien,[itm_lorien_helm_a_good,itm_lorien_med_good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Warden&quot;,&quot;Lothlorien_Wardens&quot;,tf_lorien| tfg_gloves| tfg_shield| tfg_armor| tfg_boots| tf_no_capture_alive,0,0,fac_lorien,[itm_lorien_helm_b,itm_lorien_med_good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Warden","Lothlorien_Wardens",tf_lorien| tfg_gloves| tfg_shield| tfg_armor| tfg_boots| tf_no_capture_alive,0,0,fac_lorien,[itm_lorien_helm_b,itm_lorien_med_good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rien_inf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inf&quot;,&quot;Lothlorien_Veteran_Warden&quot;,&quot;Lothlorien_Veteran_Wardens&quot;,tf_lorien| tfg_gloves| tfg_shield| tfg_armor| tfg_boots| tf_no_capture_alive,0,0,fac_lorien,[itm_lorien_helm_b,itm_lorien_armor_c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inf","Lothlorien_Veteran_Warden","Lothlorien_Veteran_Wardens",tf_lorien| tfg_gloves| tfg_shield| tfg_armor| tfg_boots| tf_no_capture_alive,0,0,fac_lorien,[itm_lorien_helm_b,itm_lorien_armor_c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rien_inf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<text:s/>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inf&quot;,&quot;Galadhrim_Royal_Warden&quot;,&quot;Galadhrim_Royal_Wardens&quot;,tf_lorien|  tfg_gloves| tfg_shield| tfg_armor| tfg_boots| tf_no_capture_alive,0,0,fac_lorien,[itm_lorien_helm_b_good,itm_lorien_heavy_good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inf","Galadhrim_Royal_Warden","Galadhrim_Royal_Wardens",tf_lorien| <text:s/>tfg_gloves| tfg_shield| tfg_armor| tfg_boots| tf_no_capture_alive,0,0,fac_lorien,[itm_lorien_helm_b_good,itm_lorien_heavy_good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athletics_3|knows_power_draw_3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shield_3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2|knows_power_strike_2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,itm_riv_armor_light,itm_riv_boots,itm_short_bow,itm_elven_arrows,itm_riv_archer_sword,],attr_elf_tier_1,wp_elf_tier_1,knows_common|knows_athletics_1|knows_power_draw_2|knows_power_strike_2|knows_ironflesh_1,rivendell_elf_face_1,rivendell_elf_face_2]," calcext:value-type="string">
            <text:p>["a1_riv_scout","Rivendell_Scout","Rivendell_Scouts",tf_imladris| tfg_ranged| tfg_armor| tfg_boots| tf_no_capture_alive,0,0,fac_imladris,[itm_hood_grey,itm_riv_armor_light,itm_riv_boots,itm_short_bow,itm_elven_arrows,itm_riv_archer_sword,],attr_elf_tier_1,wp_elf_tier_1,knows_common|knows_athletics_1|knows_power_draw_2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strike_2|knows_power_draw_3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armor_light,itm_riv_boots,itm_elven_bow,itm_elven_arrows,itm_riv_archer_sword,],attr_elf_tier_2,wp_elf_tier_2,knows_common|knows_athletics_2|knows_power_strike_2|knows_power_draw_3|knows_ironflesh_1,rivendell_elf_face_1,rivendell_elf_face_2]," calcext:value-type="string">
            <text:p>["a2_riv_vet_scout","Rivendell_Veteran_Scout","Rivendell_Veteran_Scouts",tf_imladris| tfg_ranged| tfg_armor| tfg_boots| tf_no_capture_alive,0,0,fac_imladris,[itm_hood_grey,itm_riv_armor_light,itm_riv_boots,itm_elven_bow,itm_elven_arrows,itm_riv_archer_sword,],attr_elf_tier_2,wp_elf_tier_2,knows_common|knows_athletics_2|knows_power_strike_2|knows_power_draw_3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itm_hood_grey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9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a,itm_hood_grey,itm_riv_armor_archer,itm_riv_boots,itm_riv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a,itm_hood_grey,itm_riv_armor_archer,itm_riv_boots,itm_riv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a,itm_riv_armor_archer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a,itm_riv_armor_archer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| tfg_armor| tfg_helm| tfg_boots| tf_no_capture_alive,0,0,fac_imladris,[itm_riv_helm_b,itm_riv_armor_m_archer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| tfg_armor| tfg_helm| tfg_boots| tf_no_capture_alive,0,0,fac_imladris,[itm_riv_helm_b,itm_riv_armor_m_archer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armor_m_archer,itm_leather_gloves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armor_m_archer,itm_leather_gloves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riv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infantry&quot;,&quot;Rivendell_Infantry&quot;,&quot;Rivendell_Infantry&quot;,tf_imladris| tfg_shield| tfg_armor| tfg_helm| tfg_boots| tf_no_capture_alive,0,0,fac_imladris,[itm_riv_helm_a,itm_riv_armor_light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infantry","Rivendell_Infantry","Rivendell_Infantry",tf_imladris| tfg_shield| tfg_armor| tfg_helm| tfg_boots| tf_no_capture_alive,0,0,fac_imladris,[itm_riv_helm_a,itm_riv_armor_light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riv_vet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light_in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infantry","Rivendell_Veteran_Infantry","Rivendell_Veteran_Infantry",tf_imladris| tfg_gloves| tfg_shield| tfg_armor| tfg_helm| tfg_boots| tf_no_capture_alive,0,0,fac_imladris,[itm_riv_helm_b,itm_riv_armor_light_inf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iv_master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armor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master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5,wp_elf_tier_5,knows_common|knows_athletics_5|knows_power_draw_5|knows_power_strike_5|knows_ironflesh_4,rivendell_elf_face_1,rivendell_elf_face_2]," calcext:value-type="string">
            <text:p>["i5_riv_master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5,wp_elf_tier_5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spear,itm_riv_1h_sword,itm_riv_bas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armor_heavy,itm_mail_mittens,itm_riv_boots,itm_riv_spear,itm_riv_1h_sword,itm_riv_bas_sword,itm_riv_shield_a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armor_heavy,itm_mail_mittens,itm_riv_boots,itm_riv_spear,itm_riv_1h_sword,itm_riv_bas_sword,itm_riv_shield_a,],attr_elf_tier_6,wp_elf_tier_6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iv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cavalry","Rivendell_Cavalry","Rivendell_Cavalry",tf_imladris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5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3|knows_power_strike_2|knows_ironflesh_2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leather_boots,itm_short_bow,itm_arrows,itm_arnor_sword_f,],attr_elf_tier_1,wp_elf_tier_1,knows_common|knows_athletics_1|knows_power_draw_3|knows_power_strike_2|knows_ironflesh_2,arnor_face_middle_1,arnor_face_middle_2]," calcext:value-type="string">
            <text:p>["dunedain_scout","Dunedain_Scout","Dunedain_Scouts",tf_dunedain| tfg_armor| tfg_boots,0,0,fac_imladris,[itm_arnor_armor_c,itm_leather_gloves,itm_leather_boots,itm_short_bow,itm_arrows,itm_arnor_sword_f,],attr_elf_tier_1,wp_elf_tier_1,knows_common|knows_athletics_1|knows_power_draw_3|knows_power_strike_2|knows_ironflesh_2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draw_3|knows_power_strike_4|knows_ironflesh_2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leather_boots,itm_regular_bow,itm_arrows,itm_arnor_sword_f,],attr_elf_tier_2,wp_elf_tier_2,knows_common|knows_athletics_2|knows_power_draw_3|knows_power_strike_4|knows_ironflesh_2,arnor_face_middle_1,arnor_face_middle_2]," calcext:value-type="string">
            <text:p>["dunedain_trained_scout","Dunedain_Tracker","Dunedain_Trackers",tf_dunedain| tfg_armor| tfg_boots,0,0,fac_imladris,[itm_arnor_armor_c,itm_leather_gloves,itm_leather_boots,itm_regular_bow,itm_arrows,itm_arnor_sword_f,],attr_elf_tier_2,wp_elf_tier_2,knows_common|knows_athletics_2|knows_power_draw_3|knows_power_strike_4|knows_ironflesh_2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f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5|knows_power_strike_7|knows_ironflesh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riding_2|knows_power_strike_1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shield_1|knows_power_strike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horse_archery_1| knows_riding_2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10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|knows_power_throw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Cavalry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throw_3|knows_ironflesh_1|knows_power_strike_2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3|knows_shield_1|knows_power_throw_1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shield_1|knows_power_strike_1|knows_power_throw_2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shield_1|knows_power_strike_1|knows_power_throw_4|knows_horse_archery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Raven_Rider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s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s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Master_of_War</text:p>
          </table:table-cell>
          <table:table-cell table:style-name="ce3" office:value-type="string" calcext:value-type="string">
            <text:p>Variag_Masters_of_Wa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1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number-columns-repeated="2" table:style-name="ce3" office:value-type="string" calcext:value-type="string">
            <text:p>Variag_Ironclad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number-columns-repeated="2" table:style-name="ce3" office:value-type="string" calcext:value-type="string">
            <text:p>Variag_Lancer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throw_2|knows_power_draw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shield_1|knows_power_strike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3|knows_power_draw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throw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throw_2|knows_power_strike_3</text:p>
          </table:table-cell>
          <table:table-cell table:style-name="ce25" office:value-type="string" calcext:value-type="string">
            <text:p>orc_face2</text:p>
          </table:table-cell>
          <table:table-cell table:style-name="ce25" office:value-type="string" calcext:value-type="string">
            <text:p>orc_face3</text:p>
          </table:table-cell>
          <table:table-cell table:style-name="ce26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5</text:p>
          </table:table-cell>
          <table:table-cell table:style-name="ce26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5" office:value-type="string" calcext:value-type="string">
            <text:p>orc_face6</text:p>
          </table:table-cell>
          <table:table-cell table:style-name="ce25" office:value-type="string" calcext:value-type="string">
            <text:p>orc_face7</text:p>
          </table:table-cell>
          <table:table-cell table:style-name="ce26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5" office:value-type="string" calcext:value-type="string">
            <text:p>orc_face8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|knows_power_draw_1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2|knows_power_draw_1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1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1|knows_power_draw_2|knows_power_strike_1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5|knows_power_throw_2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6|knows_power_draw_1|knows_power_throw_3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1|knows_athletics_1|knows_power_strike_1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athletics_2|knows_shield_2|knows_power_strike_3|knows_ironflesh_3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athletics_2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10"/>
        <table:table-column table:style-name="co23" table:default-cell-style-name="ce10"/>
        <table:table-row table:style-name="ro6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00.00.0000</text:date>, <text:time style:data-style-name="N2" text:time-value="14:33:53.18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20-01-23T15:23:18.723000000</dc:date>
    <meta:editing-cycles>322</meta:editing-cycles>
    <meta:editing-duration>P3DT19H32M56S</meta:editing-duration>
    <meta:document-statistic meta:table-count="2" meta:cell-count="6748" meta:object-count="0"/>
  </office:meta>
</office:document-meta>
</file>